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Tabla1" style:family="table">
      <style:table-properties style:width="16.933cm" fo:margin-left="0.212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6" style:family="paragraph" style:parent-style-name="Standard">
      <loext:graphic-properties draw:fill="solid" draw:fill-color="#ffffff"/>
      <style:paragraph-properties fo:margin-top="0cm" fo:margin-bottom="0.423cm" style:contextual-spacing="false" fo:background-color="#ffffff">
        <style:tab-stops>
          <style:tab-stop style:position="3.254cm"/>
        </style:tab-stops>
      </style:paragraph-properties>
    </style:style>
    <style:style style:name="P7" style:family="paragraph" style:parent-style-name="Standard" style:list-style-name="WWNum2">
      <loext:graphic-properties draw:fill="solid" draw:fill-color="#ffffff"/>
      <style:paragraph-properties fo:margin-top="0cm" fo:margin-bottom="0cm" style:contextual-spacing="false" fo:text-align="start" style:justify-single-word="false" fo:background-color="#ffffff">
        <style:tab-stops>
          <style:tab-stop style:position="3.254cm"/>
        </style:tab-stops>
      </style:paragraph-properties>
    </style:style>
    <style:style style:name="P8" style:family="paragraph" style:parent-style-name="Standard" style:list-style-name="WWNum2">
      <loext:graphic-properties draw:fill="solid" draw:fill-color="#ffffff"/>
      <style:paragraph-properties fo:margin-top="0cm" fo:margin-bottom="0.423cm" style:contextual-spacing="false" fo:text-align="start" style:justify-single-word="false" fo:background-color="#ffffff">
        <style:tab-stops>
          <style:tab-stop style:position="3.254cm"/>
        </style:tab-stops>
      </style:paragraph-properties>
    </style:style>
    <style:style style:name="P9" style:family="paragraph" style:parent-style-name="Standard" style:list-style-name="WWNum1">
      <loext:graphic-properties draw:fill="solid" draw:fill-color="#ffffff"/>
      <style:paragraph-properties fo:margin-top="0cm" fo:margin-bottom="0.423cm" style:contextual-spacing="false" fo:text-align="start" style:justify-single-word="false" fo:background-color="#ffffff">
        <style:tab-stops>
          <style:tab-stop style:position="3.254cm"/>
        </style:tab-stops>
      </style:paragraph-properties>
    </style:style>
    <style:style style:name="P10" style:family="paragraph" style:parent-style-name="Standard" style:list-style-name="WWNum1">
      <loext:graphic-properties draw:fill="solid" draw:fill-color="#ffffff"/>
      <style:paragraph-properties fo:margin-top="0cm" fo:margin-bottom="0cm" style:contextual-spacing="false" fo:text-align="start" style:justify-single-word="false" fo:background-color="#ffffff">
        <style:tab-stops>
          <style:tab-stop style:position="3.254cm"/>
        </style:tab-stops>
      </style:paragraph-properties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text-align="start" style:justify-single-word="false" fo:background-color="#ffffff">
        <style:tab-stops>
          <style:tab-stop style:position="3.254cm"/>
        </style:tab-stops>
      </style:paragraph-properties>
    </style:style>
    <style:style style:name="P12" style:family="paragraph" style:parent-style-name="Standard">
      <style:paragraph-properties fo:margin-top="0.423cm" fo:margin-bottom="0.212cm" style:contextual-spacing="false" fo:padding="0cm" fo:border="none" style:shadow="none" fo:keep-with-next="always" style:join-border="false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P13" style:family="paragraph" style:parent-style-name="Standard">
      <style:paragraph-properties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text-align="start" style:justify-single-word="false" fo:background-color="#ffffff">
        <style:tab-stops>
          <style:tab-stop style:position="3.254cm"/>
        </style:tab-stops>
      </style:paragraph-properties>
      <style:text-properties officeooo:rsid="0008b2e9" officeooo:paragraph-rsid="0008b2e9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212529" loext:opacity="100%" style:font-name="Roboto1" fo:font-size="11.5pt" fo:font-style="italic" style:font-name-asian="Roboto2" style:font-size-asian="11.5pt" style:font-style-asian="italic" style:font-name-complex="Roboto2" style:font-size-complex="11.5pt"/>
    </style:style>
    <style:style style:name="T7" style:family="text">
      <style:text-properties fo:color="#1177d1" loext:opacity="100%" style:font-name="Roboto1" fo:font-size="11.5pt" fo:font-style="italic" style:font-name-asian="Roboto2" style:font-size-asian="11.5pt" style:font-style-asian="italic" style:font-name-complex="Roboto2" style:font-size-complex="11.5pt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_qk5vq6w6p8n4"/><text:span text:style-name="T1">ENTORNOS DE DESARROLLO - 1º DAM</text:span></text:h>
      <text:h text:style-name="P1" text:outline-level="1"><text:bookmark text:name="_99912dxth5nq"/><text:span text:style-name="T2">UD 3</text:span><text:bookmark text:name="_GoBack"/><text:span text:style-name="T2">. SISTEMAS DE CONTROL DE VERSIONES</text:span></text:h>
      <text:h text:style-name="Heading_20_2" text:outline-level="2"><text:bookmark text:name="_p8iebq5cuhpq"/></text:h>
      <text:h text:style-name="Heading_20_2" text:outline-level="2"><text:bookmark text:name="_v6s3eategcm4"/>E00 Nos acercamos a los IDEs</text:h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3">Resultado de Aprendizaje 3</text:span><text:span text:style-name="T4">: Evalúa entornos integrados de desarrollo analizando sus características para editar y depurar código fuente y generar ejecutables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<text:span text:style-name="T3">Criterio de evaluación</text:span></text:p>
          </table:table-cell>
          <table:table-cell table:style-name="Tabla1.A1" office:value-type="string">
            <text:p text:style-name="P4"><text:span text:style-name="T3">Ejercicio/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RA03.a Se han instalado entornos de desarrollo y módulos, propietarios y libres, analizando sus características y elementos diferenciadores.</text:span></text:p>
          </table:table-cell>
          <table:table-cell table:style-name="Tabla1.A1" office:value-type="string">
            <text:p text:style-name="P4"><text:span text:style-name="T5">TODOS</text:span></text:p>
          </table:table-cell>
        </table:table-row>
      </table:table>
      <text:p text:style-name="P5"><text:bookmark text:name="_9wl0jjtf0xqq"/></text:p>
      <text:p text:style-name="P6"><text:span text:style-name="T6">Lee los siguientes enlaces, y responde posteriormente a las preguntas:</text:span></text:p>
      <text:list text:style-name="WWNum2">
        <text:list-item>
          <text:p text:style-name="P7"><text:a xlink:type="simple" xlink:href="https://es.wikipedia.org/wiki/Entorno_de_desarrollo_integrado" text:style-name="Default_20_Style" text:visited-style-name="Default_20_Style"><text:span text:style-name="T7">https://es.wikipedia.org/wiki/Entorno_de_desarrollo_integrado</text:span></text:a></text:p>
        </text:list-item>
        <text:list-item>
          <text:p text:style-name="P7"><text:a xlink:type="simple" xlink:href="https://www.redhat.com/es/topics/middleware/what-is-ide" text:style-name="Default_20_Style" text:visited-style-name="Default_20_Style"><text:span text:style-name="T7">https://www.redhat.com/es/topics/middleware/what-is-ide</text:span></text:a></text:p>
        </text:list-item>
        <text:list-item>
          <text:p text:style-name="P8"><text:a xlink:type="simple" xlink:href="https://ifgeekthen.everis.com/es/que-es-un-entorno-de-desarrollo-integrado" text:style-name="Default_20_Style" text:visited-style-name="Default_20_Style"><text:span text:style-name="T7">https://ifgeekthen.everis.com/es/que-es-un-entorno-de-desarrollo-integrado</text:span></text:a></text:p>
        </text:list-item>
      </text:list>
      <text:p text:style-name="P6"><text:span text:style-name="T6">Preguntas:</text:span></text:p>
      <text:list xml:id="list2203628423" text:style-name="WWNum1">
        <text:list-item>
          <text:p text:style-name="P10"><text:span text:style-name="T6">¿Cuáles son las características principales que determinan a un SW como IDE?</text:span></text:p>
        </text:list-item>
      </text:list>
      <text:p text:style-name="P11"><text:span text:style-name="T6"/></text:p>
      <text:p text:style-name="P11"><text:span text:style-name="T6"/></text:p>
      <text:p text:style-name="P11">Podríamos definir los IDE como el banco de trabajo del programador (workbench en</text:p>
      <text:p text:style-name="P11">inglés).</text:p>
      <text:p text:style-name="P11">Una de las principales ventajas de la utilización de un IDE es que un mismo producto</text:p>
      <text:p text:style-name="P11">sirven tanto para el diseño detallado, como para la codificación y para las pruebas de</text:p>
      <text:p text:style-name="P11">integración. Se sitúa, por tanto, en la parte central del ciclo de desarrollo.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list xml:id="list90727739998895" text:continue-numbering="true" text:style-name="WWNum1">
        <text:list-item>
          <text:p text:style-name="P10"><text:span text:style-name="T6">¿Es posible utilizar un IDE con más de un lenguaje de programación? Si es así, pon un ejemplo de IDE que tenga dicha característica, indicando los posibles lenguajes.</text:span></text:p>
        </text:list-item>
      </text:list>
      <text:p text:style-name="P11"><text:span text:style-name="T6"/></text:p>
      <text:p text:style-name="P11"><text:span text:style-name="T6"/></text:p>
      <text:p text:style-name="P14"><text:span text:style-name="T6">Si, por ejemplo puedes usar html y css para realizar una página web</text:span></text:p>
      <text:p text:style-name="P11"><text:span text:style-name="T6"/></text:p>
      <text:list xml:id="list90727922170906" text:continue-numbering="true" text:style-name="WWNum1">
        <text:list-item>
          <text:p text:style-name="P10"><text:span text:style-name="T6">¿Cuáles son los IDEs más populares del mercado? Indica sus principales características.</text:span></text:p>
        </text:list-item>
      </text:list>
      <text:p text:style-name="P11"><text:span text:style-name="T6"/></text:p>
      <text:p text:style-name="P11"><text:span text:style-name="T6">BlueJ.</text:span></text:p>
      <text:p text:style-name="P11"><text:span text:style-name="T6">Eclipse.</text:span></text:p>
      <text:p text:style-name="P11"><text:span text:style-name="T6">SlickEdit.</text:span></text:p>
      <text:p text:style-name="P11"><text:span text:style-name="T6">CODE:: BLOCKS.</text:span></text:p>
      <text:p text:style-name="P11"><text:span text:style-name="T6">GNAT Studio.</text:span></text:p>
      <text:p text:style-name="P11"><text:span text:style-name="T6">AWS Cloud9.</text:span></text:p>
      <text:p text:style-name="P11"><text:soft-page-break/><text:span text:style-name="T6">CodeLite.</text:span></text:p>
      <text:p text:style-name="P11"><text:span text:style-name="T6">NetBeans</text:span></text:p>
      <text:p text:style-name="P11"><text:span text:style-name="T6"/></text:p>
      <text:p text:style-name="P11"><text:span text:style-name="T6"/></text:p>
      <text:p text:style-name="P11"><text:span text:style-name="T6"/></text:p>
      <text:list xml:id="list90726232930069" text:continue-numbering="true" text:style-name="WWNum1">
        <text:list-item>
          <text:p text:style-name="P9"><text:bookmark text:name="_uwgm7mamjn1r"/><text:span text:style-name="T6">¿Existen IDEs en la nube? Si es así, pon un ejemplo y explica sus principales características.</text:span></text:p>
        </text:list-item>
      </text:list>
      <text:p text:style-name="P5"><text:bookmark text:name="_ld4wri9e3fc5"/>AWS Cloud9 es un entorno de desarrollo integrado (IDE) en la nube que se puede utilizar para escribir, ejecutar y depurar código directamente en el navegador. Es un IDE multilenguaje que es compatible con más de 40 lenguajes, incluidos JavaScript, Python, PHP, Ruby, Go y C++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dc001b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font-variant="small-caps" fo:color="#a40014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font-variant="small-caps" fo:color="#6e000d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fo:font-size="36pt" style:font-size-asian="36pt" style:font-size-complex="36pt"/>
    </style:style>
    <style:style style:name="Subtitle" style:family="paragraph" style:parent-style-name="Standard" style:next-style-name="Standard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212529" loext:opacity="100%" style:font-name="Roboto1" fo:font-family="Roboto" style:font-family-generic="roman" style:font-pitch="variabl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style:contextual-spacing="false" fo:padding="0cm" fo:border="none" style:shadow="none" fo:keep-with-next="always" style:join-border="false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MP2" style:family="paragraph" style:parent-style-name="Standard">
      <style:paragraph-properties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413cm" svg:y="0.476cm" svg:width="5.211cm" svg:height="1.64cm" draw:z-index="1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3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5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</meta:editing-cycles>
    <meta:creation-date>2022-10-16T15:40:00</meta:creation-date>
    <dc:date>2022-10-21T09:07:25.804000000</dc:date>
    <meta:editing-duration>PT4M56S</meta:editing-duration>
    <meta:generator>LibreOffice/7.4.2.3$Windows_X86_64 LibreOffice_project/382eef1f22670f7f4118c8c2dd222ec7ad009daf</meta:generator>
    <meta:document-statistic meta:table-count="1" meta:image-count="3" meta:object-count="0" meta:page-count="2" meta:paragraph-count="32" meta:word-count="280" meta:character-count="1894" meta:non-whitespace-character-count="1653"/>
    <meta:user-defined meta:name="AppVersion">15.0000</meta:user-defined>
    <meta:template xlink:type="simple" xlink:actuate="onRequest" xlink:title="Normal.dotm" xlink:href=""/>
  </office:meta>
</office:document-meta>
</file>